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de8" officeooo:paragraph-rsid="00165de8"/>
    </style:style>
    <style:style style:name="P2" style:family="paragraph" style:parent-style-name="Standard">
      <style:text-properties officeooo:rsid="001708c0" officeooo:paragraph-rsid="001708c0"/>
    </style:style>
    <style:style style:name="P3" style:family="paragraph" style:parent-style-name="Standard">
      <style:text-properties officeooo:rsid="0018a829" officeooo:paragraph-rsid="0018a829"/>
    </style:style>
    <style:style style:name="P4" style:family="paragraph" style:parent-style-name="Standard">
      <style:text-properties officeooo:rsid="0019decc" officeooo:paragraph-rsid="0019decc"/>
    </style:style>
    <style:style style:name="T1" style:family="text">
      <style:text-properties officeooo:rsid="001708c0"/>
    </style:style>
    <style:style style:name="T2" style:family="text">
      <style:text-properties officeooo:rsid="0018a8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<text:span text:style-name="T1">are the possible future paths and </text:span>potential<text:span text:style-name="T1">s</text:span> of <text:span text:style-name="T1">AI in construction</text:span>?</text:p>
      <text:p text:style-name="P1"/>
      <text:p text:style-name="P2">To think about this question, I will attempt to draw parallels between current <text:span text:style-name="T2">applications</text:span> of AI technologies in other industries, and apply the same ideas <text:span text:style-name="T2">to AEC in general.</text:span></text:p>
      <text:p text:style-name="P2"/>
      <text:p text:style-name="P4">First, there is a brief context </text:p>
      <text:p text:style-name="P3"/>
      <text:p text:style-name="P3">Medical Imaging:</text:p>
      <text:p text:style-name="P3"/>
      <text:p text:style-name="P3"/>
      <text:p text:style-name="P3"/>
      <text:p text:style-name="P3"/>
      <text:p text:style-name="P1"/>
      <text:p text:style-name="P1">-Modeling and </text:p>
      <text:p text:style-name="P1">-Enviornment monito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8:09:13.031016817</meta:creation-date>
    <dc:date>2017-08-27T20:02:25.663887692</dc:date>
    <meta:editing-duration>PT1H2M32S</meta:editing-duration>
    <meta:editing-cycles>1</meta:editing-cycles>
    <meta:document-statistic meta:table-count="0" meta:image-count="0" meta:object-count="0" meta:page-count="1" meta:paragraph-count="6" meta:word-count="53" meta:character-count="332" meta:non-whitespace-character-count="283"/>
    <meta:generator>LibreOffice/5.1.6.2$Linux_X86_64 LibreOffice_project/10m0$Build-2</meta:generator>
  </office:meta>
</office:document-meta>
</file>